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table:number-columns-repeated="2"/>
          <table:table-cell table:formula="of:=[.F66]+[.E67]" office:value-type="float" office:value="4193" calcext:value-type="float">
            <text:p>4193</text:p>
          </table:table-cell>
          <table:table-cell table:style-name="Default"/>
          <table:table-cell table:formula="of:=[.H66]+[.G67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67]+[.L67]+[.M67]" office:value-type="currency" office:currency="USD" office:value="0" calcext:value-type="currency">
            <text:p>$0,00</text:p>
          </table:table-cell>
          <table:table-cell table:style-name="ce13" table:formula="of:=[.O66]+[.N67]" office:value-type="currency" office:currency="USD" office:value="3582.7904" calcext:value-type="currency">
            <text:p>$3 582,79</text:p>
          </table:table-cell>
          <table:table-cell table:style-name="ce22" table:formula="of:=[.A67]*budgetjour-[.O67]" office:value-type="currency" office:currency="USD" office:value="47.2096000000001" calcext:value-type="currency">
            <text:p>$47,21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4193" calcext:value-type="float">
            <text:p>4193</text:p>
          </table:table-cell>
          <table:table-cell table:style-name="Default"/>
          <table:table-cell table:formula="of:=[.H67]+[.G68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68]+[.L68]+[.M68]" office:value-type="currency" office:currency="USD" office:value="0" calcext:value-type="currency">
            <text:p>$0,00</text:p>
          </table:table-cell>
          <table:table-cell table:style-name="ce13" table:formula="of:=[.O67]+[.N68]" office:value-type="currency" office:currency="USD" office:value="3582.7904" calcext:value-type="currency">
            <text:p>$3 582,79</text:p>
          </table:table-cell>
          <table:table-cell table:style-name="ce22" table:formula="of:=[.A68]*budgetjour-[.O68]" office:value-type="currency" office:currency="USD" office:value="102.2096" calcext:value-type="currency">
            <text:p>$102,21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4193" calcext:value-type="float">
            <text:p>4193</text:p>
          </table:table-cell>
          <table:table-cell table:style-name="Default"/>
          <table:table-cell table:formula="of:=[.H68]+[.G69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69]+[.L69]+[.M69]" office:value-type="currency" office:currency="USD" office:value="0" calcext:value-type="currency">
            <text:p>$0,00</text:p>
          </table:table-cell>
          <table:table-cell table:style-name="ce13" table:formula="of:=[.O68]+[.N69]" office:value-type="currency" office:currency="USD" office:value="3582.7904" calcext:value-type="currency">
            <text:p>$3 582,79</text:p>
          </table:table-cell>
          <table:table-cell table:style-name="ce22" table:formula="of:=[.A69]*budgetjour-[.O69]" office:value-type="currency" office:currency="USD" office:value="157.2096" calcext:value-type="currency">
            <text:p>$157,21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4193" calcext:value-type="float">
            <text:p>4193</text:p>
          </table:table-cell>
          <table:table-cell table:style-name="Default"/>
          <table:table-cell table:formula="of:=[.H69]+[.G70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0]+[.L70]+[.M70]" office:value-type="currency" office:currency="USD" office:value="0" calcext:value-type="currency">
            <text:p>$0,00</text:p>
          </table:table-cell>
          <table:table-cell table:style-name="ce13" table:formula="of:=[.O69]+[.N70]" office:value-type="currency" office:currency="USD" office:value="3582.7904" calcext:value-type="currency">
            <text:p>$3 582,79</text:p>
          </table:table-cell>
          <table:table-cell table:style-name="ce22" table:formula="of:=[.A70]*budgetjour-[.O70]" office:value-type="currency" office:currency="USD" office:value="212.2096" calcext:value-type="currency">
            <text:p>$212,21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4193" calcext:value-type="float">
            <text:p>4193</text:p>
          </table:table-cell>
          <table:table-cell table:style-name="Default"/>
          <table:table-cell table:formula="of:=[.H70]+[.G71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1]+[.L71]+[.M71]" office:value-type="currency" office:currency="USD" office:value="0" calcext:value-type="currency">
            <text:p>$0,00</text:p>
          </table:table-cell>
          <table:table-cell table:style-name="ce13" table:formula="of:=[.O70]+[.N71]" office:value-type="currency" office:currency="USD" office:value="3582.7904" calcext:value-type="currency">
            <text:p>$3 582,79</text:p>
          </table:table-cell>
          <table:table-cell table:style-name="ce22" table:formula="of:=[.A71]*budgetjour-[.O71]" office:value-type="currency" office:currency="USD" office:value="267.2096" calcext:value-type="currency">
            <text:p>$267,21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4193" calcext:value-type="float">
            <text:p>4193</text:p>
          </table:table-cell>
          <table:table-cell table:style-name="Default"/>
          <table:table-cell table:formula="of:=[.H71]+[.G72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2]+[.L72]+[.M72]" office:value-type="currency" office:currency="USD" office:value="0" calcext:value-type="currency">
            <text:p>$0,00</text:p>
          </table:table-cell>
          <table:table-cell table:style-name="ce13" table:formula="of:=[.O71]+[.N72]" office:value-type="currency" office:currency="USD" office:value="3582.7904" calcext:value-type="currency">
            <text:p>$3 582,79</text:p>
          </table:table-cell>
          <table:table-cell table:style-name="ce22" table:formula="of:=[.A72]*budgetjour-[.O72]" office:value-type="currency" office:currency="USD" office:value="322.2096" calcext:value-type="currency">
            <text:p>$322,21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4193" calcext:value-type="float">
            <text:p>4193</text:p>
          </table:table-cell>
          <table:table-cell table:style-name="Default"/>
          <table:table-cell table:formula="of:=[.H72]+[.G73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3582.7904" calcext:value-type="currency">
            <text:p>$3 582,79</text:p>
          </table:table-cell>
          <table:table-cell table:style-name="ce22" table:formula="of:=[.A73]*budgetjour-[.O73]" office:value-type="currency" office:currency="USD" office:value="377.2096" calcext:value-type="currency">
            <text:p>$377,21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4193" calcext:value-type="float">
            <text:p>4193</text:p>
          </table:table-cell>
          <table:table-cell table:style-name="Default"/>
          <table:table-cell table:formula="of:=[.H73]+[.G74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3582.7904" calcext:value-type="currency">
            <text:p>$3 582,79</text:p>
          </table:table-cell>
          <table:table-cell table:style-name="ce22" table:formula="of:=[.A74]*budgetjour-[.O74]" office:value-type="currency" office:currency="USD" office:value="432.2096" calcext:value-type="currency">
            <text:p>$432,21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4193" calcext:value-type="float">
            <text:p>4193</text:p>
          </table:table-cell>
          <table:table-cell table:style-name="Default"/>
          <table:table-cell table:formula="of:=[.H74]+[.G75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3582.7904" calcext:value-type="currency">
            <text:p>$3 582,79</text:p>
          </table:table-cell>
          <table:table-cell table:style-name="ce22" table:formula="of:=[.A75]*budgetjour-[.O75]" office:value-type="currency" office:currency="USD" office:value="487.2096" calcext:value-type="currency">
            <text:p>$487,21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4193" calcext:value-type="float">
            <text:p>4193</text:p>
          </table:table-cell>
          <table:table-cell table:style-name="Default"/>
          <table:table-cell table:formula="of:=[.H75]+[.G76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3582.7904" calcext:value-type="currency">
            <text:p>$3 582,79</text:p>
          </table:table-cell>
          <table:table-cell table:style-name="ce22" table:formula="of:=[.A76]*budgetjour-[.O76]" office:value-type="currency" office:currency="USD" office:value="542.2096" calcext:value-type="currency">
            <text:p>$542,21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4193" calcext:value-type="float">
            <text:p>4193</text:p>
          </table:table-cell>
          <table:table-cell table:style-name="Default"/>
          <table:table-cell table:formula="of:=[.H76]+[.G77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3582.7904" calcext:value-type="currency">
            <text:p>$3 582,79</text:p>
          </table:table-cell>
          <table:table-cell table:style-name="ce22" table:formula="of:=[.A77]*budgetjour-[.O77]" office:value-type="currency" office:currency="USD" office:value="597.2096" calcext:value-type="currency">
            <text:p>$597,21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193" calcext:value-type="float">
            <text:p>4193</text:p>
          </table:table-cell>
          <table:table-cell table:style-name="Default"/>
          <table:table-cell table:formula="of:=[.H77]+[.G78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3582.7904" calcext:value-type="currency">
            <text:p>$3 582,79</text:p>
          </table:table-cell>
          <table:table-cell table:style-name="ce22" table:formula="of:=[.A78]*budgetjour-[.O78]" office:value-type="currency" office:currency="USD" office:value="652.2096" calcext:value-type="currency">
            <text:p>$652,21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193" calcext:value-type="float">
            <text:p>4193</text:p>
          </table:table-cell>
          <table:table-cell table:style-name="Default"/>
          <table:table-cell table:formula="of:=[.H78]+[.G79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3582.7904" calcext:value-type="currency">
            <text:p>$3 582,79</text:p>
          </table:table-cell>
          <table:table-cell table:style-name="ce22" table:formula="of:=[.A79]*budgetjour-[.O79]" office:value-type="currency" office:currency="USD" office:value="707.2096" calcext:value-type="currency">
            <text:p>$707,21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193" calcext:value-type="float">
            <text:p>4193</text:p>
          </table:table-cell>
          <table:table-cell table:style-name="Default"/>
          <table:table-cell table:formula="of:=[.H79]+[.G80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3582.7904" calcext:value-type="currency">
            <text:p>$3 582,79</text:p>
          </table:table-cell>
          <table:table-cell table:style-name="ce22" table:formula="of:=[.A80]*budgetjour-[.O80]" office:value-type="currency" office:currency="USD" office:value="762.2096" calcext:value-type="currency">
            <text:p>$762,21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193" calcext:value-type="float">
            <text:p>4193</text:p>
          </table:table-cell>
          <table:table-cell table:style-name="Default"/>
          <table:table-cell table:formula="of:=[.H80]+[.G81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3582.7904" calcext:value-type="currency">
            <text:p>$3 582,79</text:p>
          </table:table-cell>
          <table:table-cell table:style-name="ce22" table:formula="of:=[.A81]*budgetjour-[.O81]" office:value-type="currency" office:currency="USD" office:value="817.2096" calcext:value-type="currency">
            <text:p>$817,21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193" calcext:value-type="float">
            <text:p>4193</text:p>
          </table:table-cell>
          <table:table-cell table:style-name="Default"/>
          <table:table-cell table:formula="of:=[.H81]+[.G82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3582.7904" calcext:value-type="currency">
            <text:p>$3 582,79</text:p>
          </table:table-cell>
          <table:table-cell table:style-name="ce22" table:formula="of:=[.A82]*budgetjour-[.O82]" office:value-type="currency" office:currency="USD" office:value="872.2096" calcext:value-type="currency">
            <text:p>$872,21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193" calcext:value-type="float">
            <text:p>4193</text:p>
          </table:table-cell>
          <table:table-cell table:style-name="Default"/>
          <table:table-cell table:formula="of:=[.H82]+[.G83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3582.7904" calcext:value-type="currency">
            <text:p>$3 582,79</text:p>
          </table:table-cell>
          <table:table-cell table:style-name="ce22" table:formula="of:=[.A83]*budgetjour-[.O83]" office:value-type="currency" office:currency="USD" office:value="927.2096" calcext:value-type="currency">
            <text:p>$927,21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193" calcext:value-type="float">
            <text:p>4193</text:p>
          </table:table-cell>
          <table:table-cell table:style-name="Default"/>
          <table:table-cell table:formula="of:=[.H83]+[.G84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3582.7904" calcext:value-type="currency">
            <text:p>$3 582,79</text:p>
          </table:table-cell>
          <table:table-cell table:style-name="ce22" table:formula="of:=[.A84]*budgetjour-[.O84]" office:value-type="currency" office:currency="USD" office:value="982.2096" calcext:value-type="currency">
            <text:p>$982,21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193" calcext:value-type="float">
            <text:p>4193</text:p>
          </table:table-cell>
          <table:table-cell table:style-name="Default"/>
          <table:table-cell table:formula="of:=[.H84]+[.G85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3582.7904" calcext:value-type="currency">
            <text:p>$3 582,79</text:p>
          </table:table-cell>
          <table:table-cell table:style-name="ce22" table:formula="of:=[.A85]*budgetjour-[.O85]" office:value-type="currency" office:currency="USD" office:value="1037.2096" calcext:value-type="currency">
            <text:p>$1 037,21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4193" calcext:value-type="float">
            <text:p>4193</text:p>
          </table:table-cell>
          <table:table-cell table:style-name="Default"/>
          <table:table-cell table:formula="of:=[.H85]+[.G86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3582.7904" calcext:value-type="currency">
            <text:p>$3 582,79</text:p>
          </table:table-cell>
          <table:table-cell table:style-name="ce22" table:formula="of:=[.A86]*budgetjour-[.O86]" office:value-type="currency" office:currency="USD" office:value="1092.2096" calcext:value-type="currency">
            <text:p>$1 092,21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4193" calcext:value-type="float">
            <text:p>4193</text:p>
          </table:table-cell>
          <table:table-cell table:style-name="Default"/>
          <table:table-cell table:formula="of:=[.H86]+[.G87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3582.7904" calcext:value-type="currency">
            <text:p>$3 582,79</text:p>
          </table:table-cell>
          <table:table-cell table:style-name="ce22" table:formula="of:=[.A87]*budgetjour-[.O87]" office:value-type="currency" office:currency="USD" office:value="1147.2096" calcext:value-type="currency">
            <text:p>$1 147,21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4193" calcext:value-type="float">
            <text:p>4193</text:p>
          </table:table-cell>
          <table:table-cell table:style-name="Default"/>
          <table:table-cell table:formula="of:=[.H87]+[.G88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3582.7904" calcext:value-type="currency">
            <text:p>$3 582,79</text:p>
          </table:table-cell>
          <table:table-cell table:style-name="ce22" table:formula="of:=[.A88]*budgetjour-[.O88]" office:value-type="currency" office:currency="USD" office:value="1202.2096" calcext:value-type="currency">
            <text:p>$1 202,21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4193" calcext:value-type="float">
            <text:p>4193</text:p>
          </table:table-cell>
          <table:table-cell table:style-name="Default"/>
          <table:table-cell table:formula="of:=[.H88]+[.G89]" office:value-type="float" office:value="19701" calcext:value-type="float">
            <text:p>19701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3582.7904" calcext:value-type="currency">
            <text:p>$3 582,79</text:p>
          </table:table-cell>
          <table:table-cell table:style-name="ce22" table:formula="of:=[.A89]*budgetjour-[.O89]" office:value-type="currency" office:currency="USD" office:value="1257.2096" calcext:value-type="currency">
            <text:p>$1 257,21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21:28:04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30T09:28:55.893000000</dc:date>
    <meta:editing-duration>P53DT13H9M20S</meta:editing-duration>
    <meta:editing-cycles>265</meta:editing-cycles>
    <meta:generator>LibreOffice/7.3.0.3$Windows_X86_64 LibreOffice_project/0f246aa12d0eee4a0f7adcefbf7c878fc2238db3</meta:generator>
    <meta:document-statistic meta:table-count="5" meta:cell-count="1748" meta:object-count="0"/>
    <meta:user-defined meta:name="Info 1"/>
    <meta:user-defined meta:name="Info 2"/>
    <meta:user-defined meta:name="Info 3"/>
    <meta:user-defined meta:name="Info 4"/>
  </office:meta>
</office:document-meta>
</file>